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504" calcext:value-type="float">
            <text:p>86.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0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968" calcext:value-type="float">
            <text:p>85.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032" calcext:value-type="float">
            <text:p>86.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312" calcext:value-type="float">
            <text:p>85.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2102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